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, Courier, monospace"/>
    <style:font-face style:name="Helvetica Neue" svg:font-family="'Helvetica Neue', Helvetica, Arial, sans-serif"/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style:line-height-at-least="1.27cm" fo:text-indent="0cm" style:auto-text-indent="false" fo:padding="0cm" fo:border="none"/>
      <style:text-properties fo:color="#000000" style:text-line-through-style="none" style:text-line-through-type="none" style:font-name="inherit" fo:font-size="27pt" style:text-underline-style="none" fo:font-weight="bold" style:text-blinking="false"/>
    </style:style>
    <style:style style:name="P2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style:font-name="Helvetica Neue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4f4f4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4f4f4" fo:padding="0cm" fo:border="none"/>
    </style:style>
    <style:style style:name="P4" style:family="paragraph" style:parent-style-name="Preformatted_20_Text">
      <loext:graphic-properties draw:fill="solid" draw:fill-color="#f4f4f4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4f4f4" fo:padding="0cm" fo:border="none"/>
      <style:text-properties fo:font-variant="normal" fo:text-transform="none" fo:color="#373737" style:font-name="Courier 10 Pitch" fo:font-size="9.7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73737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inherit" fo:font-size="11.25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style:font-name="Helvetica Neue" fo:font-size="11.25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1.27cm" fo:text-indent="0cm" style:auto-text-indent="false" fo:padding="0cm" fo:border="none"/>
      <style:text-properties fo:color="#000000" style:text-line-through-style="none" style:text-line-through-type="none" style:font-name="inherit" fo:font-size="12pt" style:text-underline-style="none" fo:font-weight="bold" style:text-blinking="false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1.27cm" fo:text-indent="0cm" style:auto-text-indent="false" fo:padding="0cm" fo:border="none"/>
      <style:text-properties fo:color="#000000" style:text-line-through-style="none" style:text-line-through-type="none" style:font-name="inherit" fo:font-size="12pt" style:text-underline-style="none" fo:font-weight="bold" officeooo:paragraph-rsid="000cbec5" style:text-blinking="false" style:font-size-asian="12pt" style:font-size-complex="12pt"/>
    </style:style>
    <style:style style:name="P12" style:family="paragraph" style:parent-style-name="Text_20_body">
      <style:paragraph-properties fo:margin-left="0cm" fo:margin-right="0cm" style:line-height-at-least="0.476cm" fo:text-indent="0cm" style:auto-text-indent="false"/>
      <style:text-properties fo:color="#666666" style:font-name="inherit" fo:font-size="9pt" loext:padding="0cm" loext:border="none"/>
    </style:style>
    <style:style style:name="T1" style:family="text">
      <style:text-properties style:font-name="inherit"/>
    </style:style>
    <style:style style:name="T2" style:family="text">
      <style:text-properties fo:font-variant="normal" fo:text-transform="none" fo:color="#373737" style:font-name="Helvetica Neue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73737" style:font-name="Monaco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982d1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1982d1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officeooo:rsid="000cbe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ndo o Sicoob NetEmpresarial no Linux</text:h>
      <text:p text:style-name="P10"><text:a xlink:type="simple" xlink:href="https://wikitux.wordpress.com/2019/10/05/instalando-o-sicoob-netempresarial-no-linux/" text:style-name="Internet_20_link" text:visited-style-name="Visited_20_Internet_20_Link">https://wikitux.wordpress.com/2019/10/05/instalando-o-sicoob-netempresarial-no-linux/</text:a></text:p>
      <text:p text:style-name="P11"><text:span text:style-name="T6">15/04/21</text:span></text:p>
      <text:p text:style-name="P12">Publicado em </text:p>
      <text:p text:style-name="P8"><text:span text:style-name="T2">Para maior compatibilidade com o Sicoob NetEmpresarial, eu utilizo a instalação do oracle java 8 (atualmente o recomendado pelo suporte do Sicoob). Instruções de Instalação </text:span><text:a xlink:type="simple" xlink:href="https://wikitux.wordpress.com/2019/10/05/instalacao-do-oracle-java-8-manualmente-linux/" office:target-frame-name="_blank" xlink:show="new" text:style-name="Internet_20_link" text:visited-style-name="Visited_20_Internet_20_Link"><text:span text:style-name="T4">aqui.</text:span></text:a></text:p>
      <text:p text:style-name="P9">Os comandos abaixo esta considerando que o sicoobnet foi instalado no diretório /home do usuário</text:p>
      <text:p text:style-name="P9">Instalando o Sicoob NetEmpresarial</text:p>
      <text:p text:style-name="P8"><text:span text:style-name="T2">1) </text:span><text:a xlink:type="simple" xlink:href="https://empresarial.sicoobnet.com.br/instalador/InstaladorSicoobnetEmpresarial.jnlp" text:style-name="Internet_20_link" text:visited-style-name="Visited_20_Internet_20_Link"><text:span text:style-name="T4">Clique aqui</text:span></text:a><text:span text:style-name="T2"> para fazer download do instalador do Sicoobnet Empresarial.</text:span></text:p>
      <text:p text:style-name="P9">2) Após o download, execute o arquivo Java “InstaladorSicoobnetEmpresarial”.</text:p>
      <text:p text:style-name="P3"><text:span text:style-name="Source_20_Text"><text:span text:style-name="T3">javaws InstaladorSicoobnetEmpresarial.jnlp</text:span></text:span></text:p>
      <text:p text:style-name="P9">3) O dialogo abaixo será apresentado, então acione o botão “Executar”.</text:p>
      <text:p text:style-name="P9">4) A janela do Sicoobnet Empresarial Instalador abrirá, então acionar o botão “Clique aqui para iniciar a instalação” para iniciar a instalação do Sicoobnet Empresarial.</text:p>
      <text:p text:style-name="P9">Obs. se necessário altere o diretório para a instalação</text:p>
      <text:p text:style-name="P6"><draw:frame draw:style-name="fr1" draw:name="Figura1" text:anchor-type="as-char" svg:width="1.997cm" svg:height="0.998cm" draw:z-index="0"><draw:image xlink:href="https://empresarial.sicoobnet.com.br/instalador/img/diretorioInstalacao.png" xlink:type="simple" xlink:show="embed" xlink:actuate="onLoad"/></draw:frame></text:p>
      <text:p text:style-name="P9">5) Aguarde enquanto o Sicoobnet Empresarial é instalado. Quando a instalação for concluída o Sicoobnet Empresarial será iniciado automaticamente. Neste momento, o Sicoobnet Empresarial está instalado e um atalho para a aplicação encontra-se no Desktop.</text:p>
      <text:h text:style-name="P2" text:outline-level="4">Criando entrada no menu do gnome-shell</text:h>
      <text:p text:style-name="P9">Considerando que o Sicoobnetempresarial foi instalado no diretório /home do úsuário logado.</text:p>
      <text:p text:style-name="P9">1) Crie um arquivo executável, com nome ‘<text:span text:style-name="T1">sicoobnet.sh</text:span>’, em /usr/local/bin, com o seguinte conteúdo;</text:p>
      <text:p text:style-name="P9">#!/bin/bash<text:line-break/>cd ~/Sicoobnet &amp;&amp;<text:line-break/>java -jar <text:span text:style-name="T1">office.jar</text:span></text:p>
      <text:p text:style-name="P9">2) após criá-lo, dê permissão de execução</text:p>
      <text:p text:style-name="P4">sudo chmod +x /usr/local/bin/<text:span text:style-name="T1">sicoobnet.sh</text:span></text:p>
      <text:p text:style-name="P9">3) copie o icone para /usr/share/icons</text:p>
      <text:p text:style-name="P3"><text:span text:style-name="Source_20_Text"><text:span text:style-name="T3">sudo cp ~/Sicoobnet/SicoobEmp001.ico /usr/share/icons</text:span></text:span></text:p>
      <text:p text:style-name="P9"><text:soft-page-break/>4) Crie um arquivo, com nome sicoobnet.desktop, em ~/.local/share/applications com o conteúdo abaixo;</text:p>
      <text:p text:style-name="P9"><text:bookmark text:name="inline-ad-0"/>[Desktop Entry]<text:line-break/>Version=1.0<text:line-break/>Name=SicoobNet<text:line-break/># From Ubuntu’s language-pack-kde-XX-base packages, version 9.04-20090413.<text:line-break/>GenericName=Gerenciador Financeiro SicoobNet</text:p>
      <text:p text:style-name="P9">GenericName[fil]=Gerenciador Financeiro SicoobNet</text:p>
      <text:p text:style-name="P9"># Gnome and KDE 3 uses Comment.<text:line-break/>Comment=Gerenciador Financeiro SicoobNet<text:line-break/>#Exec=/usr/local/bin/<text:span text:style-name="T1">sicoobnet.sh</text:span><text:line-break/>Exec=<text:span text:style-name="T1">sicoobnet.sh</text:span><text:line-break/>Terminal=false<text:line-break/>Icon=/usr/share/icons/SicoobEmp001.ico<text:line-break/>Type=Application<text:line-break/>Categories=restart;Finance;<text:line-break/>MimeType=<text:line-break/>Actions=</text:p>
      <text:p text:style-name="P9">[Desktop Action NewWindow]<text:line-break/>Name=New Window</text:p>
      <text:p text:style-name="P9">#Exec=/usr/local/bin/<text:span text:style-name="T1">sicoobnet.sh</text:span><text:line-break/>Exec=<text:span text:style-name="T1">sicoobnet.sh</text:span></text:p>
      <text:p text:style-name="P9">[Desktop Action NewPrivateWindow]<text:line-break/>Name=New Incognito Window</text:p>
      <text:p text:style-name="P9">#Exec=/usr/local/bin/<text:span text:style-name="T1">sicoobnet.sh</text:span> –incognito<text:line-break/>Exec=sicoobnet –incognito</text:p>
      <text:p text:style-name="P9">Testado no Ubuntu 19.04</text:p>
      <text:p text:style-name="P8"><text:span text:style-name="T2">Fonte: </text:span><text:a xlink:type="simple" xlink:href="https://empresarial.sicoobnet.com.br/instalador/instalarSicoobnetEmpresarial.jsp" text:style-name="Internet_20_link" text:visited-style-name="Visited_20_Internet_20_Link"><text:span text:style-name="T5">https://empresarial.sicoobnet.com.br/instalador/instalarSicoobnetEmpresarial.jsp</text:span></text:a></text:p>
      <text:section text:style-name="Sect1" text:name="atatags-370373-6078822038755">
        <text:p text:style-name="P5"/>
      </text:section>
      <text:section text:style-name="Sect1" text:name="atatags-26942-607882203877b">
        <text:p text:style-name="P5"/>
      </text:section>
      <text:section text:style-name="Sect1" text:name="jp-post-flair">
        <text:p text:style-name="P7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, Courier, monospace"/>
    <style:font-face style:name="Helvetica Neue" svg:font-family="'Helvetica Neue', Helvetica, Arial, sans-serif"/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5:27:38.690295938</meta:creation-date>
    <dc:date>2021-04-15T15:30:11.987272515</dc:date>
    <meta:editing-duration>PT2M36S</meta:editing-duration>
    <meta:editing-cycles>1</meta:editing-cycles>
    <meta:document-statistic meta:table-count="0" meta:image-count="1" meta:object-count="0" meta:page-count="2" meta:paragraph-count="33" meta:word-count="288" meta:character-count="2532" meta:non-whitespace-character-count="2275"/>
    <meta:generator>LibreOffice/6.4.6.2$Linux_X86_64 LibreOffice_project/40$Build-2</meta:generator>
  </office:meta>
</office:document-meta>
</file>